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d4535" officeooo:paragraph-rsid="001d4535"/>
    </style:style>
    <style:style style:name="P2" style:family="paragraph" style:parent-style-name="Standard">
      <style:text-properties fo:font-size="12pt" style:text-underline-style="solid" style:text-underline-width="auto" style:text-underline-color="font-color" officeooo:rsid="001d4535" officeooo:paragraph-rsid="001d4535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game Documentation</text:p>
      <text:p text:style-name="P1"/>
      <text:p text:style-name="P2">import pygame <text:span text:style-name="T1"><text:s text:c="2"/>imports the package with all the available pygame modules.</text:span></text:p>
      <text:p text:style-name="P2">pygame.init()<text:span text:style-name="T1"> initialzes each of these modules.</text:span></text:p>
      <text:p text:style-name="P2">Pygame.display.set_mode()<text:span text:style-name="T1"> create a graphical window. </text:span></text:p>
      <text:p text:style-name="P2"><text:span text:style-name="T1">Display.set_mode() function creates anew surface object that represents the actual displayed graphics.</text:span></text:p>
      <text:p text:style-name="P2"><text:span text:style-name="T1">Pygame.image.load() function returns us a surface with image data.</text:span></text:p>
      <text:p text:style-name="P2"><text:span text:style-name="T1">blit() function. This copies the pixels from one image onto anoth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6:47:01.186279311</meta:creation-date>
    <dc:date>2022-02-03T00:12:27.605474156</dc:date>
    <meta:editing-duration>PT6H45M6S</meta:editing-duration>
    <meta:editing-cycles>1</meta:editing-cycles>
    <meta:document-statistic meta:table-count="0" meta:image-count="0" meta:object-count="0" meta:page-count="1" meta:paragraph-count="7" meta:word-count="56" meta:character-count="430" meta:non-whitespace-character-count="378"/>
    <meta:generator>LibreOffice/6.4.7.2$Linux_X86_64 LibreOffice_project/40$Build-2</meta:generator>
  </office:meta>
</office:document-meta>
</file>